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d205" officeooo:paragraph-rsid="000dd205"/>
    </style:style>
    <style:style style:name="P2" style:family="paragraph" style:parent-style-name="Standard">
      <style:text-properties officeooo:rsid="000ddc97" officeooo:paragraph-rsid="000ddc97"/>
    </style:style>
    <style:style style:name="P3" style:family="paragraph" style:parent-style-name="Standard">
      <style:text-properties officeooo:rsid="000fd43e" officeooo:paragraph-rsid="000fd43e"/>
    </style:style>
    <style:style style:name="P4" style:family="paragraph" style:parent-style-name="Standard">
      <style:text-properties officeooo:rsid="0010219f" officeooo:paragraph-rsid="0010219f"/>
    </style:style>
    <style:style style:name="P5" style:family="paragraph" style:parent-style-name="Standard">
      <style:text-properties officeooo:rsid="001161b6" officeooo:paragraph-rsid="001161b6"/>
    </style:style>
    <style:style style:name="P6" style:family="paragraph" style:parent-style-name="Standard">
      <style:text-properties officeooo:rsid="0012d89e" officeooo:paragraph-rsid="0012d89e"/>
    </style:style>
    <style:style style:name="P7" style:family="paragraph" style:parent-style-name="Standard">
      <style:text-properties officeooo:rsid="00147c0c" officeooo:paragraph-rsid="00147c0c"/>
    </style:style>
    <style:style style:name="P8" style:family="paragraph" style:parent-style-name="Standard">
      <style:text-properties officeooo:rsid="0016d021" officeooo:paragraph-rsid="0016d021"/>
    </style:style>
    <style:style style:name="P9" style:family="paragraph" style:parent-style-name="Standard">
      <style:text-properties officeooo:rsid="00188abc" officeooo:paragraph-rsid="00188abc"/>
    </style:style>
    <style:style style:name="P10" style:family="paragraph" style:parent-style-name="Standard">
      <style:text-properties officeooo:rsid="0019c42c" officeooo:paragraph-rsid="0019c42c"/>
    </style:style>
    <style:style style:name="P11" style:family="paragraph" style:parent-style-name="Standard">
      <style:text-properties officeooo:rsid="001a87af" officeooo:paragraph-rsid="001a87af"/>
    </style:style>
    <style:style style:name="P12" style:family="paragraph" style:parent-style-name="Standard">
      <style:text-properties officeooo:rsid="001acb2e" officeooo:paragraph-rsid="001acb2e"/>
    </style:style>
    <style:style style:name="P13" style:family="paragraph" style:parent-style-name="Standard">
      <style:text-properties officeooo:rsid="001c773f" officeooo:paragraph-rsid="001c773f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1e07ef" officeooo:paragraph-rsid="001e07ef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>DAY-03</text:p>
      <text:p text:style-name="P14"/>
      <text:p text:style-name="P13">create table employees(emp_no INT unsigned not null auto_increment, name varchar(50) not null, gender enum('M','F') not null, birth_date DATE not null, hire_key DATE not null, primary key(emp_no));</text:p>
      <text:p text:style-name="P12">show index from employees \G;</text:p>
      <text:p text:style-name="P11">create table departments(dept_no char(4) not null, dept_name varchar(40) not null,primary key (dept_no), unique index (dept_name));</text:p>
      <text:p text:style-name="P10">show index from departments;</text:p>
      <text:p text:style-name="P10">show index from departments \G;</text:p>
      <text:p text:style-name="P9"/>
      <text:p text:style-name="P9">create table dept_emp(emp_no int unsigned not null, dept_no char(40) not null, from_date date not null,to_date date not null, index (emp_no), index(dept_no), foreign key (emp_no) references employees (emp_no) on delete cascade on update cascade, foreign key (dept_no) references departments (dept_no) on delete cascade on update cascade, primary key (emp_no, dept_no));</text:p>
      <text:p text:style-name="P9"/>
      <text:p text:style-name="P8">describe dept_emp;</text:p>
      <text:p text:style-name="P7">describe employees;</text:p>
      <text:p text:style-name="P6">describe departments;</text:p>
      <text:p text:style-name="P5">show index from dept_emp \G;</text:p>
      <text:p text:style-name="P4">select suppliers.name from suppliers where suppliers.supplierID not in (select distinct supplierID from products_suppliers);</text:p>
      <text:p text:style-name="P4">insert into products_suppliers values( (select productID from products where name = 'pencil 6B'), (select supplierID from suppliers where name = 'QQ'));</text:p>
      <text:p text:style-name="P4">delete from products_suppliers where supplierID = (select supplierID from suppliers where name = 'QQ');</text:p>
      <text:p text:style-name="P3">select now(), curdate(), curtime();</text:p>
      <text:p text:style-name="P2">select * from patients where dateOfBirth=curdate();</text:p>
      <text:p text:style-name="P1">select name, datediff(curdate(),dateOfBirth) as age from patients;</text:p>
      <text:p text:style-name="P1">select name, dayname(dateOfBirth) from patients;</text:p>
      <text:p text:style-name="P1">select sysdate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2:27:32.115973909</meta:creation-date>
    <meta:generator>LibreOffice/5.1.6.2$Linux_X86_64 LibreOffice_project/10m0$Build-2</meta:generator>
    <dc:date>2018-07-09T13:56:34.374209474</dc:date>
    <meta:editing-duration>PT1H28M54S</meta:editing-duration>
    <meta:editing-cycles>15</meta:editing-cycles>
    <meta:document-statistic meta:table-count="0" meta:image-count="0" meta:object-count="0" meta:page-count="1" meta:paragraph-count="19" meta:word-count="188" meta:character-count="1473" meta:non-whitespace-character-count="1304"/>
  </office:meta>
</office:document-meta>
</file>